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bold" officeooo:rsid="001fe4a9" officeooo:paragraph-rsid="001fe4a9" style:font-size-asian="12pt" style:font-weight-asian="bold" style:font-size-complex="12pt" style:font-weight-complex="bold"/>
    </style:style>
    <style:style style:name="P2" style:family="paragraph" style:parent-style-name="Standard">
      <style:text-properties fo:font-size="12pt" fo:font-weight="bold" officeooo:rsid="002118b4" officeooo:paragraph-rsid="002118b4" style:font-size-asian="12pt" style:font-weight-asian="bold" style:font-size-complex="12pt" style:font-weight-complex="bold"/>
    </style:style>
    <style:style style:name="P3" style:family="paragraph" style:parent-style-name="Standard">
      <style:text-properties fo:font-size="12pt" fo:font-weight="bold" officeooo:rsid="00267014" officeooo:paragraph-rsid="00267014" style:font-size-asian="12pt" style:font-weight-asian="bold" style:font-size-complex="12pt" style:font-weight-complex="bold"/>
    </style:style>
    <style:style style:name="P4" style:family="paragraph" style:parent-style-name="Standard">
      <style:text-properties fo:font-size="12pt" fo:font-weight="bold" officeooo:rsid="002a289d" officeooo:paragraph-rsid="002a289d" style:font-size-asian="12pt" style:font-weight-asian="bold" style:font-size-complex="12pt" style:font-weight-complex="bold"/>
    </style:style>
    <style:style style:name="P5" style:family="paragraph" style:parent-style-name="Standard">
      <style:text-properties fo:font-size="12pt" fo:font-weight="bold" officeooo:rsid="00286571" officeooo:paragraph-rsid="00286571" style:font-size-asian="12pt" style:font-weight-asian="bold" style:font-size-complex="12pt" style:font-weight-complex="bold"/>
    </style:style>
    <style:style style:name="P6" style:family="paragraph" style:parent-style-name="Standard">
      <style:text-properties fo:font-size="12pt" fo:font-weight="bold" officeooo:rsid="00290f22" officeooo:paragraph-rsid="00290f22" style:font-size-asian="12pt" style:font-weight-asian="bold" style:font-size-complex="12pt" style:font-weight-complex="bold"/>
    </style:style>
    <style:style style:name="P7" style:family="paragraph" style:parent-style-name="Standard">
      <style:text-properties fo:font-size="12pt" fo:font-weight="bold" officeooo:rsid="00314e58" officeooo:paragraph-rsid="00314e58" style:font-size-asian="12pt" style:font-weight-asian="bold" style:font-size-complex="12pt" style:font-weight-complex="bold"/>
    </style:style>
    <style:style style:name="P8" style:family="paragraph" style:parent-style-name="Standard">
      <style:text-properties fo:font-size="12pt" officeooo:rsid="001fe4a9" officeooo:paragraph-rsid="001fe4a9" style:font-size-asian="12pt" style:font-size-complex="12pt"/>
    </style:style>
    <style:style style:name="P9" style:family="paragraph" style:parent-style-name="Standard">
      <style:text-properties fo:font-size="12pt" officeooo:rsid="002118b4" officeooo:paragraph-rsid="002118b4" style:font-size-asian="12pt" style:font-size-complex="12pt"/>
    </style:style>
    <style:style style:name="P10" style:family="paragraph" style:parent-style-name="Standard">
      <style:text-properties fo:font-size="12pt" officeooo:rsid="00258ccf" officeooo:paragraph-rsid="00258ccf" style:font-size-asian="12pt" style:font-size-complex="12pt"/>
    </style:style>
    <style:style style:name="P11" style:family="paragraph" style:parent-style-name="Standard">
      <style:text-properties fo:font-size="12pt" officeooo:rsid="00267014" officeooo:paragraph-rsid="00267014" style:font-size-asian="12pt" style:font-size-complex="12pt"/>
    </style:style>
    <style:style style:name="P12" style:family="paragraph" style:parent-style-name="Standard">
      <style:text-properties fo:font-size="12pt" officeooo:rsid="002d83e0" officeooo:paragraph-rsid="002d83e0" style:font-size-asian="12pt" style:font-size-complex="12pt"/>
    </style:style>
    <style:style style:name="P13" style:family="paragraph" style:parent-style-name="Standard">
      <style:text-properties fo:font-size="12pt" officeooo:rsid="002f532a" officeooo:paragraph-rsid="002f532a" style:font-size-asian="12pt" style:font-size-complex="12pt"/>
    </style:style>
    <style:style style:name="P14" style:family="paragraph" style:parent-style-name="Standard">
      <style:text-properties fo:font-size="12pt" officeooo:rsid="00286571" officeooo:paragraph-rsid="00286571" style:font-size-asian="12pt" style:font-size-complex="12pt"/>
    </style:style>
    <style:style style:name="P15" style:family="paragraph" style:parent-style-name="Standard">
      <style:text-properties fo:font-size="12pt" officeooo:rsid="003032db" officeooo:paragraph-rsid="003032db" style:font-size-asian="12pt" style:font-size-complex="12pt"/>
    </style:style>
    <style:style style:name="P16" style:family="paragraph" style:parent-style-name="Standard">
      <style:text-properties fo:font-size="12pt" officeooo:rsid="00290f22" officeooo:paragraph-rsid="00290f22" style:font-size-asian="12pt" style:font-size-complex="12pt"/>
    </style:style>
    <style:style style:name="P17" style:family="paragraph" style:parent-style-name="Standard">
      <style:text-properties fo:font-size="12pt" officeooo:rsid="002a289d" officeooo:paragraph-rsid="002a289d" style:font-size-asian="12pt" style:font-size-complex="12pt"/>
    </style:style>
    <style:style style:name="P18" style:family="paragraph" style:parent-style-name="Standard">
      <style:text-properties fo:font-size="12pt" officeooo:rsid="00314e58" officeooo:paragraph-rsid="003032db" style:font-size-asian="12pt" style:font-size-complex="12pt"/>
    </style:style>
    <style:style style:name="P19" style:family="paragraph" style:parent-style-name="Standard">
      <style:text-properties fo:font-size="12pt" officeooo:rsid="00314e58" officeooo:paragraph-rsid="00314e58" style:font-size-asian="12pt" style:font-size-complex="12pt"/>
    </style:style>
    <style:style style:name="T1" style:family="text">
      <style:text-properties officeooo:rsid="0022f3fc"/>
    </style:style>
    <style:style style:name="T2" style:family="text">
      <style:text-properties officeooo:rsid="00239ada"/>
    </style:style>
    <style:style style:name="T3" style:family="text">
      <style:text-properties officeooo:rsid="00267014"/>
    </style:style>
    <style:style style:name="T4" style:family="text">
      <style:text-properties officeooo:rsid="002c01e1"/>
    </style:style>
    <style:style style:name="T5" style:family="text">
      <style:text-properties fo:font-weight="bold" style:font-weight-asian="bold" style:font-weight-complex="bold"/>
    </style:style>
    <style:style style:name="T6" style:family="text">
      <style:text-properties fo:font-weight="bold" officeooo:rsid="002d83e0" style:font-weight-asian="bold" style:font-weight-complex="bold"/>
    </style:style>
    <style:style style:name="T7" style:family="text">
      <style:text-properties officeooo:rsid="002d83e0"/>
    </style:style>
    <style:style style:name="T8" style:family="text">
      <style:text-properties officeooo:rsid="002f532a"/>
    </style:style>
    <style:style style:name="T9" style:family="text">
      <style:text-properties officeooo:rsid="003032db"/>
    </style:style>
    <style:style style:name="T10" style:family="text">
      <style:text-properties officeooo:rsid="00314e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commence en douceur</text:p>
      <text:p text:style-name="P1"/>
      <text:p text:style-name="P8">Sous Unix, lancer la commande</text:p>
      <text:p text:style-name="P1">man sscanf</text:p>
      <text:p text:style-name="P8"/>
      <text:p text:style-name="P8">Ecrire <text:span text:style-name="T4">rnsuite </text:span>une applcation en c permettant de saisir au clavier une chaine de caractères contenant un nom, un prénom et un numéro d’étudiant, par exemple</text:p>
      <text:p text:style-name="P1">Rambo John 3922803</text:p>
      <text:p text:style-name="P8">et doit en retour afficher sur la sortie standard</text:p>
      <text:p text:style-name="P1">3922803 John Rambo</text:p>
      <text:p text:style-name="P9">Un indice, <text:span text:style-name="T5">sscanf</text:span> est votre amir</text:p>
      <text:p text:style-name="P9"/>
      <text:p text:style-name="P2">Créer des processus <text:span text:style-name="T4">avec fork</text:span></text:p>
      <text:p text:style-name="P2"/>
      <text:p text:style-name="P9">On rappelle que les processus sont tous gérés par le système d’exploitation. Les processus sont stockés dans la mémoire USER, mais c’est dans l’espace mémoire SUPERUSER <text:span text:style-name="T1">que le système garde trace de tous les processus, dans une table nommée table des processus. La table des processus contient les contextes de tous les processus, c’est à dire tout ce qu’il faut conserver sur </text:span><text:span text:style-name="T4">un </text:span><text:span text:style-name="T1">processus pour le sauvegarder </text:span><text:span text:style-name="T4">et</text:span><text:span text:style-name="T1"> le restaurer. Cette table est utilisée par l’ordonnanceur </text:span><text:span text:style-name="T2">du système d’exploitation qui décide d’arrêter temporairement </text:span><text:span text:style-name="T4">l’exécution d’</text:span><text:span text:style-name="T2">un processus appelé processus sortant en stockant son contexte dans la case correspondante de la table des processus, de choisir un autre processus dans la liste des processus prêts disponibles (élection d’un processus), et resauration de ce processus entrant pour exécution.</text:span></text:p>
      <text:p text:style-name="P10">La succession sauvegarde/élection/restauration est appelée changement de contexte <text:s/><text:span text:style-name="T4">et</text:span> s’effectue au rythme du tick système.</text:p>
      <text:p text:style-name="P10"/>
      <text:p text:style-name="P10">Comment une application USER fait-elle pour ajouter un nouveau processus ?</text:p>
      <text:p text:style-name="P10"/>
      <text:p text:style-name="P10">Si on reformule cette question, cela revient pour une application USER de demander au système d’exploitation de rajouter une entrée <text:span text:style-name="T4">supplémentaire </text:span><text:s/>dans la table des processus de l’espace SUPERUSER. Lorsqu’une application de l’espace USER demande un tel service au système d’exploitation, elle le fait au moyen d’un appel système. Une instruction privilégiée du processeur fait <text:s/><text:span text:style-name="T4">temporairement</text:span> basculer du monde USER vers le monde SUPERUSER. Il est important de comprendre que l’application demande au système de faire quelque chose <text:span text:style-name="T4">pour elle</text:span> qui touche au système, et que le code <text:span text:style-name="T4">machine </text:span>qui réalise l’appel système se fait dans l’espace SUPERUSER <text:span text:style-name="T7">sans l’application n’ait aucun contrôle</text:span>. Un appel système rend une valeur de retour, qui indique à l’application si le service demandé a été correctement effectué. <text:span text:style-name="T3">Une valeur de retour négative indique généralement l’échec de l’appel système.</text:span></text:p>
      <text:p text:style-name="P10"/>
      <text:p text:style-name="P11"><text:span text:style-name="T7">L’appel système </text:span><text:span text:style-name="T6">f</text:span><text:span text:style-name="T5">ork</text:span></text:p>
      <text:p text:style-name="P11"/>
      <text:p text:style-name="P11">Faire un</text:p>
      <text:p text:style-name="P3">man fork</text:p>
      <text:p text:style-name="P11">et lire la fonctionnement de l’appel système.</text:p>
      <text:p text:style-name="P11"/>
      <text:p text:style-name="P12">Quels sont les paramètres de <text:span text:style-name="T5">fork</text:span> ?</text:p>
      <text:p text:style-name="P12"/>
      <text:p text:style-name="P12">Que contient la valeur de retour de <text:span text:style-name="T5">fork</text:span> ?</text:p>
      <text:p text:style-name="P11"/>
      <text:p text:style-name="P11"><text:soft-page-break/>Expliquer pourquoi l’appel système <text:span text:style-name="T5">fork</text:span> rend DEUX valeurs de retour.</text:p>
      <text:p text:style-name="P11"/>
      <text:p text:style-name="P11">En prenant l’exemple d’une application USER qui débute son tick système (donc il lui reste beaucoup de temps <text:span text:style-name="T7">pour faire des choses</text:span>) et qui fait un appel système <text:span text:style-name="T5">fork</text:span>, expliquer en détail ce qui se passe dans le système.</text:p>
      <text:p text:style-name="P11"/>
      <text:p text:style-name="P11">fork1</text:p>
      <text:p text:style-name="P11"/>
      <text:p text:style-name="P11">#include &lt;stdio.h&gt;</text:p>
      <text:p text:style-name="P11">#include &lt;stdlib.h&gt;</text:p>
      <text:p text:style-name="P11">#include &lt;sys/types.h&gt;</text:p>
      <text:p text:style-name="P11">#include &lt;unistd.h&gt;</text:p>
      <text:p text:style-name="P11"/>
      <text:p text:style-name="P11">int main()</text:p>
      <text:p text:style-name="P11">{</text:p>
      <text:p text:style-name="P11"/>
      <text:p text:style-name="P11"><text:s text:c="4"/>pid_t p = fork();</text:p>
      <text:p text:style-name="P11"><text:s text:c="4"/>if(p&lt;0){</text:p>
      <text:p text:style-name="P11"><text:s text:c="6"/>perror("fork fail");</text:p>
      <text:p text:style-name="P11"><text:s text:c="6"/>exit(1);</text:p>
      <text:p text:style-name="P11"><text:s text:c="4"/>}</text:p>
      <text:p text:style-name="P11"><text:s text:c="4"/>printf("Hello world!, process_id(pid) = %d \n",getpid());</text:p>
      <text:p text:style-name="P11"><text:s text:c="4"/>return 0;</text:p>
      <text:p text:style-name="P11">}</text:p>
      <text:p text:style-name="P11"/>
      <text:p text:style-name="P11">Ecrire <text:span text:style-name="T7">le même</text:span> programme qui réalise un appel système <text:span text:style-name="T5">fork</text:span>. L’application doit clairement indiquer ce qui se passe dans la partie child et ce qui se passe dans le parent.</text:p>
      <text:p text:style-name="P11"/>
      <text:p text:style-name="P12">Fork2.c</text:p>
      <text:p text:style-name="P12"/>
      <text:p text:style-name="P12">#include &lt;stdio.h&gt;</text:p>
      <text:p text:style-name="P12">#include &lt;stdlib.h&gt;</text:p>
      <text:p text:style-name="P12">#include &lt;sys/types.h&gt;</text:p>
      <text:p text:style-name="P12">#include &lt;unistd.h&gt;</text:p>
      <text:p text:style-name="P12"/>
      <text:p text:style-name="P12">int main()</text:p>
      <text:p text:style-name="P12">{</text:p>
      <text:p text:style-name="P12"/>
      <text:p text:style-name="P12"><text:s text:c="4"/>pid_t p = fork();</text:p>
      <text:p text:style-name="P12"><text:s text:c="4"/>if(p&lt;0){</text:p>
      <text:p text:style-name="P12"><text:s text:c="6"/>perror("fork fail");</text:p>
      <text:p text:style-name="P12"><text:s text:c="6"/>exit(1);</text:p>
      <text:p text:style-name="P12"><text:s text:c="4"/>}</text:p>
      <text:p text:style-name="P12"><text:s text:c="4"/>else if (p==0)</text:p>
      <text:p text:style-name="P12"><text:s text:c="4"/>{</text:p>
      <text:p text:style-name="P12"><text:s text:c="8"/>printf("Hello world! from child, process_id(pid) = %d \n",getpid());</text:p>
      <text:p text:style-name="P12"><text:s text:c="8"/>exit(0) ;</text:p>
      <text:p text:style-name="P12"><text:s text:c="4"/>}</text:p>
      <text:p text:style-name="P12"><text:s text:c="4"/>else</text:p>
      <text:p text:style-name="P12"><text:soft-page-break/><text:s text:c="4"/>{</text:p>
      <text:p text:style-name="P12"><text:s text:c="8"/>sleep(4);</text:p>
      <text:p text:style-name="P12"><text:s text:c="8"/>printf("Hello world! from parent, process_id(pid) = %d \n",getpid());</text:p>
      <text:p text:style-name="P12"><text:s text:c="4"/>}</text:p>
      <text:p text:style-name="P12"><text:s text:c="4"/>return 0;</text:p>
      <text:p text:style-name="P12">}</text:p>
      <text:p text:style-name="P11"/>
      <text:p text:style-name="P13">fork3.c</text:p>
      <text:p text:style-name="P13"/>
      <text:p text:style-name="P13">#include &lt;stdio.h&gt;</text:p>
      <text:p text:style-name="P13">#include &lt;stdlib.h&gt;</text:p>
      <text:p text:style-name="P13">#include &lt;sys/types.h&gt;</text:p>
      <text:p text:style-name="P13">#include &lt;unistd.h&gt;</text:p>
      <text:p text:style-name="P13"/>
      <text:p text:style-name="P13">int main()</text:p>
      <text:p text:style-name="P13">{</text:p>
      <text:p text:style-name="P13"/>
      <text:p text:style-name="P13"><text:s text:c="4"/>int val;</text:p>
      <text:p text:style-name="P13"><text:s text:c="4"/>pid_t p = fork();</text:p>
      <text:p text:style-name="P13"><text:s text:c="4"/>if(p&lt;0){</text:p>
      <text:p text:style-name="P13"><text:s text:c="6"/>perror("fork fail");</text:p>
      <text:p text:style-name="P13"><text:s text:c="6"/>exit(1);</text:p>
      <text:p text:style-name="P13"><text:s text:c="4"/>}</text:p>
      <text:p text:style-name="P13"><text:s text:c="4"/>else if (p==0)</text:p>
      <text:p text:style-name="P13"><text:s text:c="4"/>{</text:p>
      <text:p text:style-name="P13"><text:s text:c="8"/>printf("Hello world! from child, process_id(pid) = %d \n",getpid());</text:p>
      <text:p text:style-name="P13"><text:s text:c="8"/>exit(0);</text:p>
      <text:p text:style-name="P13"><text:s text:c="4"/>}</text:p>
      <text:p text:style-name="P13"><text:s text:c="4"/>else</text:p>
      <text:p text:style-name="P13"><text:s text:c="4"/>{</text:p>
      <text:p text:style-name="P13"><text:s text:c="8"/>scanf("%d",&amp;val);</text:p>
      <text:p text:style-name="P13"><text:s text:c="8"/>printf("Hello world! from parent, process_id(pid) = %d \n",getpid());</text:p>
      <text:p text:style-name="P13"><text:s text:c="4"/>}</text:p>
      <text:p text:style-name="P13"><text:s text:c="4"/>return 0;</text:p>
      <text:p text:style-name="P13">}</text:p>
      <text:p text:style-name="P13"/>
      <text:p text:style-name="P13"/>
      <text:p text:style-name="P4"><text:span text:style-name="T8">Un </text:span>minishell</text:p>
      <text:p text:style-name="P11"/>
      <text:p text:style-name="P13">Que fait le code suivant ?</text:p>
      <text:p text:style-name="P13"/>
      <text:p text:style-name="P13">mini1.c</text:p>
      <text:p text:style-name="P13"/>
      <text:p text:style-name="P11">#include &lt;stdio.h&gt;</text:p>
      <text:p text:style-name="P11">#include &lt;stdlib.h&gt;</text:p>
      <text:p text:style-name="P11">#include &lt;unistd.h&gt;</text:p>
      <text:p text:style-name="P11"/>
      <text:p text:style-name="P11">int <text:s text:c="4"/>main()</text:p>
      <text:p text:style-name="P11">{</text:p>
      <text:p text:style-name="P11"><text:soft-page-break/><text:s text:c="8"/>char <text:s text:c="3"/>*buffer = NULL;</text:p>
      <text:p text:style-name="P11"><text:s text:c="8"/>size_t <text:s/>buf_size = 2048;</text:p>
      <text:p text:style-name="P11"/>
      <text:p text:style-name="P11"><text:s text:c="8"/>// alloc buffer qui stockera la commande entree par l'user</text:p>
      <text:p text:style-name="P11"><text:s text:c="8"/>buffer = (char *)calloc(sizeof(char), buf_size);</text:p>
      <text:p text:style-name="P11"><text:s text:c="8"/>if (buffer == NULL) {</text:p>
      <text:p text:style-name="P11"><text:s text:c="16"/>perror("Malloc failure");</text:p>
      <text:p text:style-name="P11"><text:s text:c="16"/>return (EXIT_FAILURE);</text:p>
      <text:p text:style-name="P11"><text:s text:c="8"/>}</text:p>
      <text:p text:style-name="P11"/>
      <text:p text:style-name="P11"><text:s text:c="8"/>// ecriture d'un prompt</text:p>
      <text:p text:style-name="P11"><text:s text:c="8"/>write(1, "$&gt; ", 3);</text:p>
      <text:p text:style-name="P11"/>
      <text:p text:style-name="P11"><text:s text:c="8"/>// lecture de STDIN en boucle</text:p>
      <text:p text:style-name="P11"><text:s text:c="8"/>while (getline(&amp;buffer, &amp;buf_size, stdin) &gt; 0) {</text:p>
      <text:p text:style-name="P11"><text:s text:c="16"/>printf("cmd = %s\n", buffer);</text:p>
      <text:p text:style-name="P11"><text:s text:c="16"/>write(1, "$&gt; ", 3);</text:p>
      <text:p text:style-name="P11"><text:s text:c="8"/>}</text:p>
      <text:p text:style-name="P11"/>
      <text:p text:style-name="P11"><text:s text:c="8"/>printf("Bye \n");</text:p>
      <text:p text:style-name="P11"><text:s text:c="8"/>free(buffer);</text:p>
      <text:p text:style-name="P11">}</text:p>
      <text:p text:style-name="P11"/>
      <text:p text:style-name="P13">On donne maitenant un code beaucoup plus complet mini2.c avec LA fonction importante à écrire, <text:span text:style-name="T5">exec_cmd</text:span>.</text:p>
      <text:p text:style-name="P13"/>
      <text:p text:style-name="P13">mini2.c</text:p>
      <text:p text:style-name="P13"/>
      <text:p text:style-name="P13">void exec_cmd(char **cmd)</text:p>
      <text:p text:style-name="P13">{</text:p>
      <text:p text:style-name="P13"><text:s/>}</text:p>
      <text:p text:style-name="P13"/>
      <text:p text:style-name="P13">Terminer votre minishell.</text:p>
      <text:p text:style-name="P5">Les 4 appels système open, close, read, write</text:p>
      <text:p text:style-name="P5"/>
      <text:p text:style-name="P14">Le système d’exploitation gère donc les processus mais également d’autres ressources importantes, les fichiers <text:span text:style-name="T8">des utilisateurs</text:span>. Une application USER peut ouvrir (open) un fichier pour le lire (read) ou écrire dedans (write). Quand les opérations de lecture et d’écriture sont terminées, on ferme le fichier (close). Une des forces de Unix est que l’accès à un périphérique (imprimante <text:span text:style-name="T8">par example</text:span>) se fait au travers du fichier <text:span text:style-name="T9">UNIX </text:span>qui le réprésente /<text:span text:style-name="T9">dev/parport0 par exemple</text:span>.</text:p>
      <text:p text:style-name="P14"/>
      <text:p text:style-name="P14">Ainsi, imprimer revient à ouvrir (open) le fichier ‘imprimante’, à écrire dans ce fichier (write) pour réaliser l’impression, puis fermer le fichier (close)</text:p>
      <text:p text:style-name="P14"/>
      <text:p text:style-name="P15">Commandes à essayer</text:p>
      <text:p text:style-name="P15"/>
      <text:p text:style-name="P6">man 2 open</text:p>
      <text:p text:style-name="P16"/>
      <text:p text:style-name="P6">man 2 close</text:p>
      <text:p text:style-name="P16"><text:soft-page-break/></text:p>
      <text:p text:style-name="P6">man 2 read</text:p>
      <text:p text:style-name="P16"/>
      <text:p text:style-name="P6">man 2 write</text:p>
      <text:p text:style-name="P16"/>
      <text:p text:style-name="P16"><text:span text:style-name="T9">Pourquoi le nom </text:span><text:span text:style-name="T5">fd</text:span> ?</text:p>
      <text:p text:style-name="P16"/>
      <text:p text:style-name="P16"><text:span text:style-name="T9">Que sont f</text:span>d<text:span text:style-name="T9">=</text:span>0, 1, 2 ?</text:p>
      <text:p text:style-name="P16"/>
      <text:p text:style-name="P15">Ecritre votre propre version de la commande cp <text:s/>en utomosant les appels système ci-dessus ?</text:p>
      <text:p text:style-name="P17"/>
      <text:p text:style-name="P17"/>
      <text:p text:style-name="P4">Le début du projet</text:p>
      <text:p text:style-name="P17"/>
      <text:p text:style-name="P15">Lire la règle du jeu.</text:p>
      <text:p text:style-name="P15"/>
      <text:p text:style-name="P15">Ecrire le code pour mélanger un paquet de 13 cartes.</text:p>
      <text:p text:style-name="P15"/>
      <text:p text:style-name="P15">Quelle est la stucture fondamentale à maintenir dans ce jeu ?</text:p>
      <text:p text:style-name="P15"/>
      <text:p text:style-name="P15"><text:span text:style-name="T10">Ecrire le programme c permettant de c</text:span>onstruire cette structure en mémoire.</text:p>
      <text:p text:style-name="P18"/>
      <text:p text:style-name="P17">server_v1.c</text:p>
      <text:p text:style-name="P17"/>
      <text:p text:style-name="P7">Programmation graphique avec la bibliothèque SDL2</text:p>
      <text:p text:style-name="P7"/>
      <text:p text:style-name="P19">Le répertoire ex1 contient un exemple de programme SDL2 complet.</text:p>
      <text:p text:style-name="P19"/>
      <text:p text:style-name="P19">Compiler l’application.</text:p>
      <text:p text:style-name="P19"/>
      <text:p text:style-name="P19">Modifier le programme pour afficher plus de cartes.</text:p>
      <text:p text:style-name="P19"/>
      <text:p text:style-name="P19">Transformer le curseur marteau en cible.</text:p>
      <text:p text:style-name="P19"/>
      <text:p text:style-name="P19">Faire sorte de barrer tous les personnages qui ont un symbole crane.</text:p>
      <text:p text:style-name="P16"/>
      <text:p text:style-name="P16"/>
      <text:p text:style-name="P11"/>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1:56:15.297814132</meta:creation-date>
    <dc:date>2025-02-11T15:33:35.258541151</dc:date>
    <meta:editing-duration>PT8H49M22S</meta:editing-duration>
    <meta:editing-cycles>10</meta:editing-cycles>
    <meta:generator>LibreOffice/7.3.7.2$Linux_X86_64 LibreOffice_project/30$Build-2</meta:generator>
    <meta:document-statistic meta:table-count="0" meta:image-count="0" meta:object-count="0" meta:page-count="5" meta:paragraph-count="141" meta:word-count="931" meta:character-count="6269" meta:non-whitespace-character-count="5094"/>
  </office:meta>
</office:document-meta>
</file>